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gger.printMessage( final String message , final PrintStream stream , final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formatTime( final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buildFinished( Build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faultLogger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ogg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gger.targetStart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ogg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gger.setEmacsMode( boolean emac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gg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gger.getBuildFail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getBuildSuccessfu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setOutputPrintStream(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extractProjectName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gger.Defaul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gger.setMessageOutput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setErrorPrintStream(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ger.messageLogged( BuildEvent 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